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ойТекст">
      <style:text-properties officeooo:paragraph-rsid="00120697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officeooo:rsid="0010c686" officeooo:paragraph-rsid="0010c686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weight="bold" officeooo:rsid="0010c686" officeooo:paragraph-rsid="0010c686" style:font-weight-asian="bold" style:font-weight-complex="bold"/>
    </style:style>
    <style:style style:name="P4" style:family="paragraph" style:parent-style-name="МойТекст">
      <style:text-properties fo:font-size="12pt" officeooo:paragraph-rsid="00120697" style:font-size-asian="12pt" style:font-size-complex="12pt"/>
    </style:style>
    <style:style style:name="P5" style:family="paragraph" style:parent-style-name="МойТекст">
      <style:text-properties fo:font-size="12pt" officeooo:rsid="0012fca9" officeooo:paragraph-rsid="00120697" style:font-size-asian="12pt" style:font-size-complex="12pt"/>
    </style:style>
    <style:style style:name="P6" style:family="paragraph" style:parent-style-name="МойТекст">
      <style:text-properties fo:font-size="12pt" officeooo:rsid="00137a44" officeooo:paragraph-rsid="00120697" style:font-size-asian="12pt" style:font-size-complex="12pt"/>
    </style:style>
    <style:style style:name="P7" style:family="paragraph" style:parent-style-name="МойТекст">
      <style:paragraph-properties fo:line-height="100%" fo:text-align="center" style:justify-single-word="false"/>
      <style:text-properties style:font-name="Times New Roman" fo:font-size="12pt" officeooo:rsid="0010c686" officeooo:paragraph-rsid="00120697" style:font-size-asian="12pt" style:font-size-complex="12pt"/>
    </style:style>
    <style:style style:name="P8" style:family="paragraph" style:parent-style-name="МойТекст">
      <style:paragraph-properties fo:margin-left="0in" fo:margin-right="0in" fo:text-indent="0.4917in" style:auto-text-indent="false"/>
      <style:text-properties fo:font-size="12pt" officeooo:paragraph-rsid="00120697" style:font-size-asian="12pt" style:font-size-complex="12pt"/>
    </style:style>
    <style:style style:name="P9" style:family="paragraph" style:parent-style-name="Мойсписок">
      <style:paragraph-properties fo:margin-left="0.4925in" fo:margin-right="0in" fo:text-indent="0.4925in" style:auto-text-indent="false"/>
      <style:text-properties fo:font-size="12pt" officeooo:paragraph-rsid="00120697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color="#00000a" fo:font-size="12pt" style:text-underline-style="none" fo:background-color="#ffffff" loext:char-shading-value="0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озробка модуля “Розклад косультацій” для системи “Інструменти кафедри”</text:p>
      <text:p text:style-name="P2">Автор – Чегорко К. Є., студентка 940П групи</text:p>
      <text:p text:style-name="P2">Науковий керівник – Пєтін Д.О.</text:p>
      <text:p text:style-name="P2">Дніпропетровський национальний університет залізничного транспорту імені академіка В. Лазаряна</text:p>
      <text:p text:style-name="P2"/>
      <text:p text:style-name="P6">“Розклад консультацій” є одним з модулів системи “Інструементи кафедри”.</text:p>
      <text:p text:style-name="P5">Данный модуль разрабатывается для автоматизации процесса составления графика консультаций на кафедре, который в последствии можно будет использовать также и для составления расписания кафедры. </text:p>
      <text:p text:style-name="P1"><text:span text:style-name="T3">В данный момент, чтобы составить график используется </text:span><text:span text:style-name="apple-converted-space"><text:span text:style-name="T4"> </text:span></text:span><text:a xlink:type="simple" xlink:href="https://ru.wikipedia.org/wiki/Компьютерная_программа" text:style-name="Internet_20_link" text:visited-style-name="Visited_20_Internet_20_Link"><text:span text:style-name="T2">программа</text:span></text:a><text:span text:style-name="T5"> </text:span><text:span text:style-name="T3">для</text:span><text:span text:style-name="apple-converted-space"><text:span text:style-name="T4"> </text:span></text:span><text:span text:style-name="T4">работы с</text:span><text:span text:style-name="apple-converted-space"><text:span text:style-name="T4"> </text:span></text:span><text:a xlink:type="simple" xlink:href="https://ru.wikipedia.org/wiki/Электронная_таблица" text:style-name="Internet_20_link" text:visited-style-name="Visited_20_Internet_20_Link"><text:span text:style-name="T2">электронными таблицами</text:span></text:a><text:span text:style-name="T3"> Microsoft Excel. Этот программный продукт не является специально разработанным для составления таких расписаний и поэтому существует большая вероятность допуска ошибок при составлении. Списки преподавателей и время консультаций приходится вводить вручную, <text:s/>приходится хранить копии расписаний в разных файлах, неудобно разделять числитель и знаменатель.</text:span></text:p>
      <text:p text:style-name="P4">Также следует заметить, что расписания консультаций меняются часто и поэтому его приходится изменять.</text:p>
      <text:p text:style-name="P4">В данный момент существует большое количество приложений, позволяющие составлять расписания (например, <text:span text:style-name="T1">Mimosa</text:span>). Но все они нацелены именно на создание расписаний занятий, а не консультаций, поэтому, как правило, перегружены большим количеством функционала, который не будет использоваться. В других случаях эти программы предоставляют пользователю <text:s/>неудобный и непонятный интерфейс для работы. В этом случае данные программы могут быть такими же неэффективными, как и Microsoft Excel. </text:p>
      <text:p text:style-name="P4">Решением этой проблемы станет создание программы, которая будет нацелена именно на создание расписаний консультаций. </text:p>
      <text:p text:style-name="P4">Модуль «Расписание консультаций» позволит сократить количество времени, затрачиваемое на набор графика и ошибок, которые при этом допускаются.</text:p>
      <text:p text:style-name="P4">В программе будет реализована возможность выбора тех преподавателей, для которых создается расписание и задать время консультаций. </text:p>
      <text:p text:style-name="P4">При изменении расписания, будет реализована возможность его редактирования или создания нового. </text:p>
      <text:p text:style-name="P8">Также программа будет предоставлять удобный для печати вид расписания.</text:p>
      <text:p text:style-name="P8">Чтобы данный модуль был доступен для работы с любого компьютера на кафедре, было решено создать его как веб приложение.</text:p>
      <text:p text:style-name="P4">Для решения этой задачи будут созданы: база данных, сервер, для работы с базой данных, клиентское веб приложение, с которым пользователь будет работать.</text:p>
      <text:p text:style-name="P9">Для реализации модуля будут использоваться следующие технологии: <text:span text:style-name="T1">Mongodb, </text:span>для работы с базой данных, <text:span text:style-name="T1">ExpressJS, </text:span>для создания сервера, <text:span text:style-name="T1">JavaScript, </text:span>для реализации логики на клиентском приложении, <text:span text:style-name="T1">HTML, </text:span>для создания интерфейса пользователя, <text:span text:style-name="T1">CSS, </text:span>для создания стилей отображения.</text:p>
      <text:p text:style-name="P7">Также в процессе разработки модуля будут использоваться шаблоны проектирования, такие как: <text:span text:style-name="T1">MVVM</text:span>, Фасад, Медиатор и д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МойТекст" style:family="paragraph" style:parent-style-name="List_20_Paragraph" style:default-outline-level="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Мойсписок" style:family="paragraph" style:parent-style-name="List_20_Paragraph" style:default-outline-level="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1.1799in" fo:margin-left="0.8902in" fo:margin-right="0.8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08:42:35.078792583</meta:creation-date>
    <meta:generator>LibreOffice/5.0.5.2$Linux_X86_64 LibreOffice_project/00m0$Build-2</meta:generator>
    <dc:date>2016-03-28T19:16:50.747701881</dc:date>
    <meta:editing-duration>PT9M7S</meta:editing-duration>
    <meta:editing-cycles>2</meta:editing-cycles>
    <meta:document-statistic meta:table-count="0" meta:image-count="0" meta:object-count="0" meta:page-count="1" meta:paragraph-count="18" meta:word-count="348" meta:character-count="2762" meta:non-whitespace-character-count="2422"/>
  </office:meta>
</office:document-meta>
</file>